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0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200" table:formula="of:=[.A10]*([.D10]+50*[.C10])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5" table:style-name="ce9">
            <text:p>5</text:p>
          </table:table-cell>
          <table:table-cell office:value-type="float" office:value="90" table:style-name="ce9">
            <text:p>90</text:p>
          </table:table-cell>
          <table:table-cell office:value-type="currency" office:value="680" table:formula="of:=[.A11]*([.D11]+50*[.C11])" table:style-name="ce10">
            <text:p>CHF 6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500" table:formula="of:=[.A12]*([.D12]+25*[.C12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2" table:style-name="ce9">
            <text:p>22</text:p>
          </table:table-cell>
          <table:table-cell office:value-type="currency" office:value="220" table:formula="of:=[.A13]*[.D13]" table:style-name="ce10">
            <text:p>CHF 2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0" table:formula="of:=[.A17]*[.D17]" table:style-name="ce10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000" table:formula="of:=SUM([.E6:.E18])" table:number-columns-spanned="2" table:number-rows-spanned="1" table:style-name="ce12">
            <text:p>CHF 2 0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05T12:28:10Z</dc:date>
    <meta:editing-cycles>13</meta:editing-cycles>
    <meta:editing-duration>PT18807S</meta:editing-duration>
  </office:meta>
</office:document-meta>
</file>